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5ce" fo:border="0.06pt solid #000000"/>
    </style:style>
    <style:style style:name="ce4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e994" fo:border="0.06pt solid #000000"/>
    </style:style>
    <style:style style:name="ce9" style:family="table-cell" style:parent-style-name="Default" style:data-style-name="N119">
      <style:table-cell-properties fo:background-color="#fff5ce" fo:border="0.06pt solid #000000"/>
    </style:style>
    <style:style style:name="ce10" style:family="table-cell" style:parent-style-name="Default" style:data-style-name="N119">
      <style:table-cell-properties fo:background-color="#ffe994" fo:border="0.06pt solid #000000"/>
    </style:style>
    <style:style style:name="ce11" style:family="table-cell" style:parent-style-name="Default" style:data-style-name="N122"/>
    <style:style style:name="ce12" style:family="table-cell" style:parent-style-name="Default" style:data-style-name="N123"/>
    <style:style style:name="ce1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3" table:default-cell-style-name="ce9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 table:number-columns-spanned="4" table:number-rows-spanned="1">
            <text:p>Número de Elementos</text:p>
          </table:table-cell>
          <table:covered-table-cell table:number-columns-repeated="3"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2</text:p>
          </table:table-cell>
          <table:table-cell office:value-type="string" calcext:value-type="string">
            <text:p>Bubble</text:p>
          </table:table-cell>
          <table:table-cell office:value-type="float" office:value="0.00074" calcext:value-type="float">
            <text:p>0,0007400</text:p>
          </table:table-cell>
          <table:table-cell office:value-type="float" office:value="0.002367" calcext:value-type="float">
            <text:p>0,0023670</text:p>
          </table:table-cell>
          <table:table-cell office:value-type="float" office:value="0.009081" calcext:value-type="float">
            <text:p>0,0090810</text:p>
          </table:table-cell>
          <table:table-cell office:value-type="float" office:value="0.032029" calcext:value-type="float">
            <text:p>0,032029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office:value-type="float" office:value="0.000482" calcext:value-type="float">
            <text:p>0,0004820</text:p>
          </table:table-cell>
          <table:table-cell office:value-type="float" office:value="0.000554" calcext:value-type="float">
            <text:p>0,0005540</text:p>
          </table:table-cell>
          <table:table-cell office:value-type="float" office:value="0.000898" calcext:value-type="float">
            <text:p>0,0008980</text:p>
          </table:table-cell>
          <table:table-cell office:value-type="float" office:value="0.001391" calcext:value-type="float">
            <text:p>0,001391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0.001222" calcext:value-type="float">
            <text:p>0,0012220</text:p>
          </table:table-cell>
          <table:table-cell office:value-type="float" office:value="0.002921" calcext:value-type="float">
            <text:p>0,0029210</text:p>
          </table:table-cell>
          <table:table-cell office:value-type="float" office:value="0.009979" calcext:value-type="float">
            <text:p>0,0099790</text:p>
          </table:table-cell>
          <table:table-cell office:value-type="float" office:value="0.03342" calcext:value-type="float">
            <text:p>0,033420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3">
            <text:p>Threads #4</text:p>
          </table:table-cell>
          <table:table-cell table:style-name="ce6" office:value-type="string" calcext:value-type="string">
            <text:p>Bubble</text:p>
          </table:table-cell>
          <table:table-cell table:style-name="ce10" office:value-type="float" office:value="0.000764" calcext:value-type="float">
            <text:p>0,0007640</text:p>
          </table:table-cell>
          <table:table-cell table:style-name="ce10" office:value-type="float" office:value="0.002133" calcext:value-type="float">
            <text:p>0,0021330</text:p>
          </table:table-cell>
          <table:table-cell table:style-name="ce10" office:value-type="float" office:value="0.009283" calcext:value-type="float">
            <text:p>0,0092830</text:p>
          </table:table-cell>
          <table:table-cell table:style-name="ce10" office:value-type="float" office:value="0.032254" calcext:value-type="float">
            <text:p>0,032254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0" office:value-type="float" office:value="0.000332" calcext:value-type="float">
            <text:p>0,0003320</text:p>
          </table:table-cell>
          <table:table-cell table:style-name="ce10" office:value-type="float" office:value="0.000502" calcext:value-type="float">
            <text:p>0,0005020</text:p>
          </table:table-cell>
          <table:table-cell table:style-name="ce10" office:value-type="float" office:value="0.000822" calcext:value-type="float">
            <text:p>0,0008220</text:p>
          </table:table-cell>
          <table:table-cell table:style-name="ce10" office:value-type="float" office:value="0.001343" calcext:value-type="float">
            <text:p>0,001343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style-name="ce10" office:value-type="float" office:value="0.001096" calcext:value-type="float">
            <text:p>0,0010960</text:p>
          </table:table-cell>
          <table:table-cell table:style-name="ce10" office:value-type="float" office:value="0.002635" calcext:value-type="float">
            <text:p>0,0026350</text:p>
          </table:table-cell>
          <table:table-cell table:style-name="ce10" office:value-type="float" office:value="0.010105" calcext:value-type="float">
            <text:p>0,0101050</text:p>
          </table:table-cell>
          <table:table-cell table:style-name="ce10" office:value-type="float" office:value="0.033597" calcext:value-type="float">
            <text:p>0,0335970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Threads #8</text:p>
          </table:table-cell>
          <table:table-cell office:value-type="string" calcext:value-type="string">
            <text:p>Bubble</text:p>
          </table:table-cell>
          <table:table-cell office:value-type="float" office:value="0.000906" calcext:value-type="float">
            <text:p>0,0009060</text:p>
          </table:table-cell>
          <table:table-cell office:value-type="float" office:value="0.002339" calcext:value-type="float">
            <text:p>0,0023390</text:p>
          </table:table-cell>
          <table:table-cell office:value-type="float" office:value="0.008058" calcext:value-type="float">
            <text:p>0,0080580</text:p>
          </table:table-cell>
          <table:table-cell office:value-type="float" office:value="0.033471" calcext:value-type="float">
            <text:p>0,03347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office:value-type="float" office:value="0.003659" calcext:value-type="float">
            <text:p>0,0036590</text:p>
          </table:table-cell>
          <table:table-cell office:value-type="float" office:value="0.000606" calcext:value-type="float">
            <text:p>0,0006060</text:p>
          </table:table-cell>
          <table:table-cell office:value-type="float" office:value="0.00173" calcext:value-type="float">
            <text:p>0,0017300</text:p>
          </table:table-cell>
          <table:table-cell office:value-type="float" office:value="0.002652" calcext:value-type="float">
            <text:p>0,002652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0.004565" calcext:value-type="float">
            <text:p>0,0045650</text:p>
          </table:table-cell>
          <table:table-cell office:value-type="float" office:value="0.002945" calcext:value-type="float">
            <text:p>0,0029450</text:p>
          </table:table-cell>
          <table:table-cell office:value-type="float" office:value="0.009788" calcext:value-type="float">
            <text:p>0,0097880</text:p>
          </table:table-cell>
          <table:table-cell office:value-type="float" office:value="0.036123" calcext:value-type="float">
            <text:p>0,036123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Threads #16</text:p>
          </table:table-cell>
          <table:table-cell table:style-name="ce6" office:value-type="string" calcext:value-type="string">
            <text:p>Bubble</text:p>
          </table:table-cell>
          <table:table-cell table:style-name="ce10" office:value-type="float" office:value="0.001235" calcext:value-type="float">
            <text:p>0,0012350</text:p>
          </table:table-cell>
          <table:table-cell table:style-name="ce10" office:value-type="float" office:value="0.002592" calcext:value-type="float">
            <text:p>0,0025920</text:p>
          </table:table-cell>
          <table:table-cell table:style-name="ce10" office:value-type="float" office:value="0.008131" calcext:value-type="float">
            <text:p>0,0081310</text:p>
          </table:table-cell>
          <table:table-cell table:style-name="ce10" office:value-type="float" office:value="0.03058" calcext:value-type="float">
            <text:p>0,030580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0" office:value-type="float" office:value="0.003805" calcext:value-type="float">
            <text:p>0,0038050</text:p>
          </table:table-cell>
          <table:table-cell table:style-name="ce10" office:value-type="float" office:value="0.002938" calcext:value-type="float">
            <text:p>0,0029380</text:p>
          </table:table-cell>
          <table:table-cell table:style-name="ce10" office:value-type="float" office:value="0.001193" calcext:value-type="float">
            <text:p>0,0011930</text:p>
          </table:table-cell>
          <table:table-cell table:style-name="ce10" office:value-type="float" office:value="0.002559" calcext:value-type="float">
            <text:p>0,002559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style-name="ce10" office:value-type="float" office:value="0.00504" calcext:value-type="float">
            <text:p>0,0050400</text:p>
          </table:table-cell>
          <table:table-cell table:style-name="ce10" office:value-type="float" office:value="0.00553" calcext:value-type="float">
            <text:p>0,0055300</text:p>
          </table:table-cell>
          <table:table-cell table:style-name="ce10" office:value-type="float" office:value="0.009324" calcext:value-type="float">
            <text:p>0,0093240</text:p>
          </table:table-cell>
          <table:table-cell table:style-name="ce10" office:value-type="float" office:value="0.033139" calcext:value-type="float">
            <text:p>0,033139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Threads #32</text:p>
          </table:table-cell>
          <table:table-cell office:value-type="string" calcext:value-type="string">
            <text:p>Bubble</text:p>
          </table:table-cell>
          <table:table-cell office:value-type="float" office:value="0.001361" calcext:value-type="float">
            <text:p>0,0013610</text:p>
          </table:table-cell>
          <table:table-cell office:value-type="float" office:value="0.004099" calcext:value-type="float">
            <text:p>0,0040990</text:p>
          </table:table-cell>
          <table:table-cell office:value-type="float" office:value="0.009621" calcext:value-type="float">
            <text:p>0,0096210</text:p>
          </table:table-cell>
          <table:table-cell office:value-type="float" office:value="0.033439" calcext:value-type="float">
            <text:p>0,033439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erge</text:p>
          </table:table-cell>
          <table:table-cell office:value-type="float" office:value="0.003042" calcext:value-type="float">
            <text:p>0,0030420</text:p>
          </table:table-cell>
          <table:table-cell office:value-type="float" office:value="0.003438" calcext:value-type="float">
            <text:p>0,0034380</text:p>
          </table:table-cell>
          <table:table-cell office:value-type="float" office:value="0.008007" calcext:value-type="float">
            <text:p>0,0080070</text:p>
          </table:table-cell>
          <table:table-cell office:value-type="float" office:value="0.005885" calcext:value-type="float">
            <text:p>0,005885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0.004403" calcext:value-type="float">
            <text:p>0,0044030</text:p>
          </table:table-cell>
          <table:table-cell office:value-type="float" office:value="0.007537" calcext:value-type="float">
            <text:p>0,0075370</text:p>
          </table:table-cell>
          <table:table-cell office:value-type="float" office:value="0.017628" calcext:value-type="float">
            <text:p>0,0176280</text:p>
          </table:table-cell>
          <table:table-cell office:value-type="float" office:value="0.039324" calcext:value-type="float">
            <text:p>0,0393240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3">
            <text:p>Serial</text:p>
          </table:table-cell>
          <table:table-cell table:style-name="ce6" office:value-type="string" calcext:value-type="string">
            <text:p>Bubble</text:p>
          </table:table-cell>
          <table:table-cell table:style-name="ce10" office:value-type="float" office:value="0.001348" calcext:value-type="float">
            <text:p>0,0013480</text:p>
          </table:table-cell>
          <table:table-cell table:style-name="ce10" office:value-type="float" office:value="0.004544" calcext:value-type="float">
            <text:p>0,0045440</text:p>
          </table:table-cell>
          <table:table-cell table:style-name="ce10" office:value-type="float" office:value="0.016314" calcext:value-type="float">
            <text:p>0,0163140</text:p>
          </table:table-cell>
          <table:table-cell table:style-name="ce10" office:value-type="float" office:value="0.062586" calcext:value-type="float">
            <text:p>0,062586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Merge</text:p>
          </table:table-cell>
          <table:table-cell table:style-name="ce10" office:value-type="float" office:value="0.000156" calcext:value-type="float">
            <text:p>0,0001560</text:p>
          </table:table-cell>
          <table:table-cell table:style-name="ce10" office:value-type="float" office:value="0.000277" calcext:value-type="float">
            <text:p>0,0002770</text:p>
          </table:table-cell>
          <table:table-cell table:style-name="ce10" office:value-type="float" office:value="0.000482" calcext:value-type="float">
            <text:p>0,0004820</text:p>
          </table:table-cell>
          <table:table-cell table:style-name="ce10" office:value-type="float" office:value="0.000802" calcext:value-type="float">
            <text:p>0,0008020</text:p>
          </table:table-cell>
          <table:table-cell table:number-columns-repeated="4"/>
        </table:table-row>
        <table:table-row table:style-name="ro1">
          <table:covered-table-cell table:style-name="ce6"/>
          <table:table-cell table:style-name="ce6" office:value-type="string" calcext:value-type="string">
            <text:p>Total</text:p>
          </table:table-cell>
          <table:table-cell table:style-name="ce10" office:value-type="float" office:value="0.001504" calcext:value-type="float">
            <text:p>0,0015040</text:p>
          </table:table-cell>
          <table:table-cell table:style-name="ce10" office:value-type="float" office:value="0.004842" calcext:value-type="float">
            <text:p>0,0048420</text:p>
          </table:table-cell>
          <table:table-cell table:style-name="ce10" office:value-type="float" office:value="0.016796" calcext:value-type="float">
            <text:p>0,0167960</text:p>
          </table:table-cell>
          <table:table-cell table:style-name="ce10" office:value-type="float" office:value="0.063388" calcext:value-type="float">
            <text:p>0,0633880</text:p>
          </table:table-cell>
          <table:table-cell table:number-columns-repeated="4"/>
        </table:table-row>
      </table:table>
      <table:table table:name="200" table:style-name="ta1">
        <table:shapes>
          <draw:frame draw:z-index="0" draw:style-name="gr1" draw:text-style-name="P1" svg:width="159.95mm" svg:height="90.04mm" svg:x="127.68mm" svg:y="20.76mm">
            <draw:object draw:notify-on-update-of-ranges="'200'.A2:'200'.A7 '200'.B1:'200'.B1 '200'.B2:'200'.B7 '200'.C1:'200'.C1 '200'.C2:'200'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C3]*1000" office:value-type="float" office:value="0.74" calcext:value-type="float">
            <text:p>0,7400</text:p>
          </table:table-cell>
          <table:table-cell table:formula="of:=[resultados.C4]*1000" office:value-type="float" office:value="0.482" calcext:value-type="float">
            <text:p>0,4820</text:p>
          </table:table-cell>
          <table:table-cell table:formula="of:=[.C2]/([.B2]+[.C2])" office:value-type="float" office:value="0.39443535188216" calcext:value-type="float">
            <text:p>0,39443535188216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C6]*1000" office:value-type="float" office:value="0.764" calcext:value-type="float">
            <text:p>0,7640</text:p>
          </table:table-cell>
          <table:table-cell table:formula="of:=[resultados.C7]*1000" office:value-type="float" office:value="0.332" calcext:value-type="float">
            <text:p>0,3320</text:p>
          </table:table-cell>
          <table:table-cell table:formula="of:=[.C3]/([.B3]+[.C3])" office:value-type="float" office:value="0.302919708029197" calcext:value-type="float">
            <text:p>0,302919708029197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C9]*1000" office:value-type="float" office:value="0.906" calcext:value-type="float">
            <text:p>0,9060</text:p>
          </table:table-cell>
          <table:table-cell table:formula="of:=[resultados.C10]*1000" office:value-type="float" office:value="3.659" calcext:value-type="float">
            <text:p>3,6590</text:p>
          </table:table-cell>
          <table:table-cell table:formula="of:=[.C4]/([.B4]+[.C4])" office:value-type="float" office:value="0.801533406352683" calcext:value-type="float">
            <text:p>0,801533406352683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C12]*1000" office:value-type="float" office:value="1.235" calcext:value-type="float">
            <text:p>1,2350</text:p>
          </table:table-cell>
          <table:table-cell table:formula="of:=[resultados.C13]*1000" office:value-type="float" office:value="3.805" calcext:value-type="float">
            <text:p>3,8050</text:p>
          </table:table-cell>
          <table:table-cell table:formula="of:=[.C5]/([.B5]+[.C5])" office:value-type="float" office:value="0.754960317460317" calcext:value-type="float">
            <text:p>0,754960317460317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C15]*1000" office:value-type="float" office:value="1.361" calcext:value-type="float">
            <text:p>1,3610</text:p>
          </table:table-cell>
          <table:table-cell table:formula="of:=[resultados.C16]*1000" office:value-type="float" office:value="3.042" calcext:value-type="float">
            <text:p>3,0420</text:p>
          </table:table-cell>
          <table:table-cell table:formula="of:=[.C6]/([.B6]+[.C6])" office:value-type="float" office:value="0.690892573245514" calcext:value-type="float">
            <text:p>0,69089257324551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18]*1000" office:value-type="float" office:value="1.348" calcext:value-type="float">
            <text:p>1,3480</text:p>
          </table:table-cell>
          <table:table-cell table:formula="of:=[resultados.C19]*1000" office:value-type="float" office:value="0.156" calcext:value-type="float">
            <text:p>0,1560</text:p>
          </table:table-cell>
          <table:table-cell table:formula="of:=[.C7]/([.B7]+[.C7])" office:value-type="float" office:value="0.103723404255319" calcext:value-type="float">
            <text:p>0,103723404255319</text:p>
          </table:table-cell>
        </table:table-row>
        <table:table-row table:style-name="ro1">
          <table:table-cell/>
          <table:table-cell table:style-name="Default" table:number-columns-repeated="2"/>
          <table:table-cell table:formula="of:=AVERAGE([.D1:.D6])" office:value-type="float" office:value="0.588948271393975" calcext:value-type="float">
            <text:p>0,588948271393975</text:p>
          </table:table-cell>
        </table:table-row>
      </table:table>
      <table:table table:name="400" table:style-name="ta1">
        <table:shapes>
          <draw:frame draw:z-index="0" draw:style-name="gr1" draw:text-style-name="P1" svg:width="159.99mm" svg:height="89.99mm" svg:x="88.84mm" svg:y="20.66mm">
            <draw:object draw:notify-on-update-of-ranges="'400'.A2:'400'.A7 '400'.B1:'400'.B1 '400'.B2:'400'.B7 '400'.C1:'400'.C1 '400'.C2:'400'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2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  <table:table-cell/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D3]*1000" office:value-type="float" office:value="2.367" calcext:value-type="float">
            <text:p>2,367</text:p>
          </table:table-cell>
          <table:table-cell table:formula="of:=[resultados.D4]*1000" office:value-type="float" office:value="0.554" calcext:value-type="float">
            <text:p>0,554</text:p>
          </table:table-cell>
          <table:table-cell table:formula="of:=[.C2]/([.B2]+[.C2])" office:value-type="float" office:value="0.189661074974324" calcext:value-type="float">
            <text:p>0,189661074974324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D6]*1000" office:value-type="float" office:value="2.133" calcext:value-type="float">
            <text:p>2,133</text:p>
          </table:table-cell>
          <table:table-cell table:formula="of:=[resultados.D7]*1000" office:value-type="float" office:value="0.502" calcext:value-type="float">
            <text:p>0,502</text:p>
          </table:table-cell>
          <table:table-cell table:formula="of:=[.C3]/([.B3]+[.C3])" office:value-type="float" office:value="0.190512333965844" calcext:value-type="float">
            <text:p>0,190512333965844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D9]*1000" office:value-type="float" office:value="2.339" calcext:value-type="float">
            <text:p>2,339</text:p>
          </table:table-cell>
          <table:table-cell table:formula="of:=[resultados.D10]*1000" office:value-type="float" office:value="0.606" calcext:value-type="float">
            <text:p>0,606</text:p>
          </table:table-cell>
          <table:table-cell table:formula="of:=[.C4]/([.B4]+[.C4])" office:value-type="float" office:value="0.205772495755518" calcext:value-type="float">
            <text:p>0,205772495755518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D12]*1000" office:value-type="float" office:value="2.592" calcext:value-type="float">
            <text:p>2,592</text:p>
          </table:table-cell>
          <table:table-cell table:formula="of:=[resultados.D13]*1000" office:value-type="float" office:value="2.938" calcext:value-type="float">
            <text:p>2,938</text:p>
          </table:table-cell>
          <table:table-cell table:formula="of:=[.C5]/([.B5]+[.C5])" office:value-type="float" office:value="0.53128390596745" calcext:value-type="float">
            <text:p>0,53128390596745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D15]*1000" office:value-type="float" office:value="4.099" calcext:value-type="float">
            <text:p>4,099</text:p>
          </table:table-cell>
          <table:table-cell table:formula="of:=[resultados.D16]*1000" office:value-type="float" office:value="3.438" calcext:value-type="float">
            <text:p>3,438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D18]*1000" office:value-type="float" office:value="4.544" calcext:value-type="float">
            <text:p>4,544</text:p>
          </table:table-cell>
          <table:table-cell table:formula="of:=[resultados.D19]*1000" office:value-type="float" office:value="0.277" calcext:value-type="float">
            <text:p>0,277</text:p>
          </table:table-cell>
          <table:table-cell table:formula="of:=[.C7]/([.B7]+[.C7])" office:value-type="float" office:value="0.0574569591371085" calcext:value-type="float">
            <text:p>0,057456959137109</text:p>
          </table:table-cell>
        </table:table-row>
        <table:table-row table:style-name="ro1">
          <table:table-cell/>
          <table:table-cell table:style-name="Default" table:number-columns-repeated="2"/>
          <table:table-cell table:formula="of:=1-AVERAGE([.D1:.D6])" office:value-type="float" office:value="0.720692547334216" calcext:value-type="float">
            <text:p>0,720692547334216</text:p>
          </table:table-cell>
        </table:table-row>
      </table:table>
      <table:table table:name="800" table:style-name="ta1">
        <table:shapes>
          <draw:frame draw:z-index="0" draw:style-name="gr1" draw:text-style-name="P1" svg:width="159.99mm" svg:height="89.99mm" svg:x="109.76mm" svg:y="11.62mm">
            <draw:object draw:notify-on-update-of-ranges="'800'.A2:'800'.A7 '800'.B1:'800'.B1 '800'.B2:'800'.B7 '800'.C1:'800'.C1 '800'.C2:'800'.C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E3]*1000" office:value-type="float" office:value="9.081" calcext:value-type="float">
            <text:p>9,0810</text:p>
          </table:table-cell>
          <table:table-cell table:formula="of:=[resultados.E4]*1000" office:value-type="float" office:value="0.898" calcext:value-type="float">
            <text:p>0,8980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E6]*1000" office:value-type="float" office:value="9.283" calcext:value-type="float">
            <text:p>9,2830</text:p>
          </table:table-cell>
          <table:table-cell table:formula="of:=[resultados.E7]*1000" office:value-type="float" office:value="0.822" calcext:value-type="float">
            <text:p>0,822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E9]*1000" office:value-type="float" office:value="8.058" calcext:value-type="float">
            <text:p>8,0580</text:p>
          </table:table-cell>
          <table:table-cell table:formula="of:=[resultados.E10]*1000" office:value-type="float" office:value="1.73" calcext:value-type="float">
            <text:p>1,7300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E12]*1000" office:value-type="float" office:value="8.131" calcext:value-type="float">
            <text:p>8,1310</text:p>
          </table:table-cell>
          <table:table-cell table:formula="of:=[resultados.E13]*1000" office:value-type="float" office:value="1.193" calcext:value-type="float">
            <text:p>1,1930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E15]*1000" office:value-type="float" office:value="9.621" calcext:value-type="float">
            <text:p>9,6210</text:p>
          </table:table-cell>
          <table:table-cell table:formula="of:=[resultados.E16]*1000" office:value-type="float" office:value="8.007" calcext:value-type="float">
            <text:p>8,007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E18]*1000" office:value-type="float" office:value="16.314" calcext:value-type="float">
            <text:p>16,3140</text:p>
          </table:table-cell>
          <table:table-cell table:formula="of:=[resultados.E19]*1000" office:value-type="float" office:value="0.482" calcext:value-type="float">
            <text:p>0,4820</text:p>
          </table:table-cell>
        </table:table-row>
      </table:table>
      <table:table table:name="1600" table:style-name="ta1">
        <table:shapes>
          <draw:frame draw:z-index="0" draw:style-name="gr1" draw:text-style-name="P1" svg:width="159.99mm" svg:height="89.99mm" svg:x="96.28mm" svg:y="13.48mm">
            <draw:object draw:notify-on-update-of-ranges="'1600'.A2:'1600'.A7 '1600'.B1:'1600'.B1 '1600'.B2:'1600'.B7 '1600'.C1:'1600'.C1 '1600'.C2:'1600'.C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1"/>
        <table:table-row table:style-name="ro1">
          <table:table-cell/>
          <table:table-cell table:style-name="Default" office:value-type="string" calcext:value-type="string">
            <text:p>Bubble</text:p>
          </table:table-cell>
          <table:table-cell table:style-name="Default" office:value-type="string" calcext:value-type="string">
            <text:p>Merge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F3]*1000" office:value-type="float" office:value="32.029" calcext:value-type="float">
            <text:p>32,0290</text:p>
          </table:table-cell>
          <table:table-cell table:formula="of:=[resultados.F4]*1000" office:value-type="float" office:value="1.391" calcext:value-type="float">
            <text:p>1,3910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F6]*1000" office:value-type="float" office:value="32.254" calcext:value-type="float">
            <text:p>32,2540</text:p>
          </table:table-cell>
          <table:table-cell table:formula="of:=[resultados.F7]*1000" office:value-type="float" office:value="1.343" calcext:value-type="float">
            <text:p>1,343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F9]*1000" office:value-type="float" office:value="33.471" calcext:value-type="float">
            <text:p>33,4710</text:p>
          </table:table-cell>
          <table:table-cell table:formula="of:=[resultados.F10]*1000" office:value-type="float" office:value="2.652" calcext:value-type="float">
            <text:p>2,6520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F12]*1000" office:value-type="float" office:value="30.58" calcext:value-type="float">
            <text:p>30,5800</text:p>
          </table:table-cell>
          <table:table-cell table:formula="of:=[resultados.F13]*1000" office:value-type="float" office:value="2.559" calcext:value-type="float">
            <text:p>2,5590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F15]*1000" office:value-type="float" office:value="33.439" calcext:value-type="float">
            <text:p>33,4390</text:p>
          </table:table-cell>
          <table:table-cell table:formula="of:=[resultados.F16]*1000" office:value-type="float" office:value="5.885" calcext:value-type="float">
            <text:p>5,885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F18]*1000" office:value-type="float" office:value="62.586" calcext:value-type="float">
            <text:p>62,5860</text:p>
          </table:table-cell>
          <table:table-cell table:formula="of:=[resultados.F19]*1000" office:value-type="float" office:value="0.802" calcext:value-type="float">
            <text:p>0,8020</text:p>
          </table:table-cell>
        </table:table-row>
      </table:table>
      <table:table table:name="total" table:style-name="ta1">
        <table:shapes>
          <draw:frame draw:z-index="0" draw:style-name="gr1" draw:text-style-name="P1" svg:width="191.05mm" svg:height="98.09mm" svg:x="87.08mm" svg:y="19.82mm">
            <draw:object draw:notify-on-update-of-ranges="total.B1:total.E1 total.B1:total.E1 total.A2:total.A2 total.B2:total.E2 total.B1:total.E1 total.A3:total.A3 total.B3:total.E3 total.B1:total.E1 total.A4:total.A4 total.B4:total.E4 total.B1:total.E1 total.A5:total.A5 total.B5:total.E5 total.B1:total.E1 total.A6:total.A6 total.B6:total.E6 total.B1:total.E1 total.A7:total.A7 total.B7:total.E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1"/>
        <table:table-row table:style-name="ro1"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formula="of:=[resultados.C5]*1000" office:value-type="float" office:value="1.222" calcext:value-type="float">
            <text:p>1,2220</text:p>
          </table:table-cell>
          <table:table-cell table:formula="of:=[resultados.D5]*1000" office:value-type="float" office:value="2.921" calcext:value-type="float">
            <text:p>2,9210</text:p>
          </table:table-cell>
          <table:table-cell table:formula="of:=[resultados.E5]*1000" office:value-type="float" office:value="9.979" calcext:value-type="float">
            <text:p>9,9790</text:p>
          </table:table-cell>
          <table:table-cell table:formula="of:=[resultados.F5]*1000" office:value-type="float" office:value="33.42" calcext:value-type="float">
            <text:p>33,4200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formula="of:=[resultados.C8]*1000" office:value-type="float" office:value="1.096" calcext:value-type="float">
            <text:p>1,0960</text:p>
          </table:table-cell>
          <table:table-cell table:formula="of:=[resultados.D8]*1000" office:value-type="float" office:value="2.635" calcext:value-type="float">
            <text:p>2,6350</text:p>
          </table:table-cell>
          <table:table-cell table:formula="of:=[resultados.E8]*1000" office:value-type="float" office:value="10.105" calcext:value-type="float">
            <text:p>10,1050</text:p>
          </table:table-cell>
          <table:table-cell table:formula="of:=[resultados.F8]*1000" office:value-type="float" office:value="33.597" calcext:value-type="float">
            <text:p>33,5970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formula="of:=[resultados.C11]*1000" office:value-type="float" office:value="4.565" calcext:value-type="float">
            <text:p>4,5650</text:p>
          </table:table-cell>
          <table:table-cell table:formula="of:=[resultados.D11]*1000" office:value-type="float" office:value="2.945" calcext:value-type="float">
            <text:p>2,9450</text:p>
          </table:table-cell>
          <table:table-cell table:formula="of:=[resultados.E11]*1000" office:value-type="float" office:value="9.788" calcext:value-type="float">
            <text:p>9,7880</text:p>
          </table:table-cell>
          <table:table-cell table:formula="of:=[resultados.F11]*1000" office:value-type="float" office:value="36.123" calcext:value-type="float">
            <text:p>36,1230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formula="of:=[resultados.C14]*1000" office:value-type="float" office:value="5.04" calcext:value-type="float">
            <text:p>5,0400</text:p>
          </table:table-cell>
          <table:table-cell table:formula="of:=[resultados.D14]*1000" office:value-type="float" office:value="5.53" calcext:value-type="float">
            <text:p>5,5300</text:p>
          </table:table-cell>
          <table:table-cell table:formula="of:=[resultados.E14]*1000" office:value-type="float" office:value="9.324" calcext:value-type="float">
            <text:p>9,3240</text:p>
          </table:table-cell>
          <table:table-cell table:formula="of:=[resultados.F14]*1000" office:value-type="float" office:value="33.139" calcext:value-type="float">
            <text:p>33,1390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formula="of:=[resultados.C17]*1000" office:value-type="float" office:value="4.403" calcext:value-type="float">
            <text:p>4,4030</text:p>
          </table:table-cell>
          <table:table-cell table:formula="of:=[resultados.D17]*1000" office:value-type="float" office:value="7.537" calcext:value-type="float">
            <text:p>7,5370</text:p>
          </table:table-cell>
          <table:table-cell table:formula="of:=[resultados.E17]*1000" office:value-type="float" office:value="17.628" calcext:value-type="float">
            <text:p>17,6280</text:p>
          </table:table-cell>
          <table:table-cell table:formula="of:=[resultados.F17]*1000" office:value-type="float" office:value="39.324" calcext:value-type="float">
            <text:p>39,3240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table:formula="of:=[resultados.C20]*1000" office:value-type="float" office:value="1.504" calcext:value-type="float">
            <text:p>1,5040</text:p>
          </table:table-cell>
          <table:table-cell table:formula="of:=[resultados.D20]*1000" office:value-type="float" office:value="4.842" calcext:value-type="float">
            <text:p>4,8420</text:p>
          </table:table-cell>
          <table:table-cell table:formula="of:=[resultados.E20]*1000" office:value-type="float" office:value="16.796" calcext:value-type="float">
            <text:p>16,7960</text:p>
          </table:table-cell>
          <table:table-cell table:formula="of:=[resultados.F20]*1000" office:value-type="float" office:value="63.388" calcext:value-type="float">
            <text:p>63,3880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Threads #2</text:p>
          </table:table-cell>
          <table:table-cell table:style-name="ce13" table:formula="of:=[.B$7]/[.B2]" office:value-type="float" office:value="1.23076923076923" calcext:value-type="float">
            <text:p>1,23</text:p>
          </table:table-cell>
          <table:table-cell table:style-name="ce13" table:formula="of:=[.C$7]/[.C2]" office:value-type="float" office:value="1.65765148921602" calcext:value-type="float">
            <text:p>1,66</text:p>
          </table:table-cell>
          <table:table-cell table:style-name="ce13" table:formula="of:=[.D$7]/[.D2]" office:value-type="float" office:value="1.68313458262351" calcext:value-type="float">
            <text:p>1,68</text:p>
          </table:table-cell>
          <table:table-cell table:style-name="ce13" table:formula="of:=[.E$7]/[.E2]" office:value-type="float" office:value="1.89670855774985" calcext:value-type="float">
            <text:p>1,90</text:p>
          </table:table-cell>
        </table:table-row>
        <table:table-row table:style-name="ro1">
          <table:table-cell office:value-type="string" calcext:value-type="string">
            <text:p>Threads #4</text:p>
          </table:table-cell>
          <table:table-cell table:style-name="ce13" table:formula="of:=[.B$7]/[.B3]" office:value-type="float" office:value="1.37226277372263" calcext:value-type="float">
            <text:p>1,37</text:p>
          </table:table-cell>
          <table:table-cell table:style-name="ce13" table:formula="of:=[.C$7]/[.C3]" office:value-type="float" office:value="1.83757115749526" calcext:value-type="float">
            <text:p>1,84</text:p>
          </table:table-cell>
          <table:table-cell table:style-name="ce13" table:formula="of:=[.D$7]/[.D3]" office:value-type="float" office:value="1.66214745175656" calcext:value-type="float">
            <text:p>1,66</text:p>
          </table:table-cell>
          <table:table-cell table:style-name="ce13" table:formula="of:=[.E$7]/[.E3]" office:value-type="float" office:value="1.88671607584011" calcext:value-type="float">
            <text:p>1,89</text:p>
          </table:table-cell>
        </table:table-row>
        <table:table-row table:style-name="ro1">
          <table:table-cell office:value-type="string" calcext:value-type="string">
            <text:p>Threads #8</text:p>
          </table:table-cell>
          <table:table-cell table:style-name="ce13" table:formula="of:=[.B$7]/[.B4]" office:value-type="float" office:value="0.329463307776561" calcext:value-type="float">
            <text:p>0,33</text:p>
          </table:table-cell>
          <table:table-cell table:style-name="ce13" table:formula="of:=[.C$7]/[.C4]" office:value-type="float" office:value="1.64414261460102" calcext:value-type="float">
            <text:p>1,64</text:p>
          </table:table-cell>
          <table:table-cell table:style-name="ce13" table:formula="of:=[.D$7]/[.D4]" office:value-type="float" office:value="1.71597874948917" calcext:value-type="float">
            <text:p>1,72</text:p>
          </table:table-cell>
          <table:table-cell table:style-name="ce13" table:formula="of:=[.E$7]/[.E4]" office:value-type="float" office:value="1.75478227168286" calcext:value-type="float">
            <text:p>1,75</text:p>
          </table:table-cell>
        </table:table-row>
        <table:table-row table:style-name="ro1">
          <table:table-cell office:value-type="string" calcext:value-type="string">
            <text:p>Threads #16</text:p>
          </table:table-cell>
          <table:table-cell table:style-name="ce13" table:formula="of:=[.B$7]/[.B5]" office:value-type="float" office:value="0.298412698412698" calcext:value-type="float">
            <text:p>0,30</text:p>
          </table:table-cell>
          <table:table-cell table:style-name="ce13" table:formula="of:=[.C$7]/[.C5]" office:value-type="float" office:value="0.875587703435805" calcext:value-type="float">
            <text:p>0,88</text:p>
          </table:table-cell>
          <table:table-cell table:style-name="ce13" table:formula="of:=[.D$7]/[.D5]" office:value-type="float" office:value="1.8013728013728" calcext:value-type="float">
            <text:p>1,80</text:p>
          </table:table-cell>
          <table:table-cell table:style-name="ce13" table:formula="of:=[.E$7]/[.E5]" office:value-type="float" office:value="1.91279157488156" calcext:value-type="float">
            <text:p>1,91</text:p>
          </table:table-cell>
        </table:table-row>
        <table:table-row table:style-name="ro1">
          <table:table-cell office:value-type="string" calcext:value-type="string">
            <text:p>Threads #32</text:p>
          </table:table-cell>
          <table:table-cell table:style-name="ce13" table:formula="of:=[.B$7]/[.B6]" office:value-type="float" office:value="0.341585282761753" calcext:value-type="float">
            <text:p>0,34</text:p>
          </table:table-cell>
          <table:table-cell table:style-name="ce13" table:formula="of:=[.C$7]/[.C6]" office:value-type="float" office:value="0.642430675335014" calcext:value-type="float">
            <text:p>0,64</text:p>
          </table:table-cell>
          <table:table-cell table:style-name="ce13" table:formula="of:=[.D$7]/[.D6]" office:value-type="float" office:value="0.952802359882006" calcext:value-type="float">
            <text:p>0,95</text:p>
          </table:table-cell>
          <table:table-cell table:style-name="ce13" table:formula="of:=[.E$7]/[.E6]" office:value-type="float" office:value="1.61194181670227" calcext:value-type="float">
            <text:p>1,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19" loext:min-decimal-places="19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 number:title="Definido pelo usuário">
      <number:number number:decimal-places="4" loext:min-decimal-places="4" number:min-integer-digits="1"/>
    </number:number-style>
    <number:number-style style:name="N123" number:title="Definido pelo usuário">
      <number:number number:decimal-places="3" loext:min-decimal-places="3"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21:07:12.55688382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8:27:43.965966009</meta:creation-date>
    <dc:date>2019-06-17T22:34:08.889451611</dc:date>
    <meta:editing-duration>PT4H11M46S</meta:editing-duration>
    <meta:editing-cycles>78</meta:editing-cycles>
    <meta:generator>LibreOffice/6.2.4.2$Linux_X86_64 LibreOffice_project/20$Build-2</meta:generator>
    <meta:document-statistic meta:table-count="6" meta:cell-count="2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connect-bars="tru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bar" chart:style-name="ch1">
        <chart:legend chart:legend-position="bottom" svg:x="6.12cm" svg:y="8.194cm" style:legend-expansion="wide" chart:style-name="ch2"/>
        <chart:plot-area chart:style-name="ch3" table:cell-range-address="'200'.A1:'200'.C7" chart:data-source-has-labels="both" svg:x="1.633cm" svg:y="0.18cm" svg:width="14.044cm" svg:height="7.65cm">
          <chartooo:coordinate-region svg:x="2.413cm" svg:y="0.392cm" svg:width="13.264cm" svg:height="6.685cm"/>
          <chart:axis chart:dimension="x" chart:name="primary-x" chart:style-name="ch4" chartooo:axis-type="auto">
            <chartooo:date-scale/>
            <chart:categories table:cell-range-address="'200'.A2:'200'.A7"/>
            <chart:grid chart:style-name="ch5" chart:class="major"/>
          </chart:axis>
          <chart:axis chart:dimension="y" chart:name="primary-y" chart:style-name="ch6">
            <chart:title svg:x="0.528cm" svg:y="5.936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200'.B2:'200'.B7" chart:label-cell-address="'200'.B1:'200'.B1" chart:class="chart:bar">
            <chart:data-point chart:style-name="ch9"/>
            <chart:data-point/>
            <chart:data-point chart:style-name="ch9"/>
            <chart:data-point chart:repeated="3"/>
          </chart:series>
          <chart:series chart:style-name="ch10" chart:values-cell-range-address="'200'.C2:'200'.C7" chart:label-cell-address="'200'.C1:'200'.C1" chart:class="chart:bar">
            <chart:data-point chart:repeated="2"/>
            <chart:data-point chart:style-name="ch9" chart:repeated="2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200'.B1:'200'.B1</svg:desc>
                </draw:g>
              </table:table-cell>
              <table:table-cell office:value-type="string">
                <text:p>Merge</text:p>
                <draw:g>
                  <svg:desc>'200'.C1:'2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200'.A2:'200'.A7</svg:desc>
                </draw:g>
              </table:table-cell>
              <table:table-cell office:value-type="float" office:value="0.74">
                <text:p>0.74</text:p>
                <draw:g>
                  <svg:desc>'200'.B2:'200'.B7</svg:desc>
                </draw:g>
              </table:table-cell>
              <table:table-cell office:value-type="float" office:value="0.482">
                <text:p>0.482</text:p>
                <draw:g>
                  <svg:desc>'200'.C2:'2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0.764">
                <text:p>0.764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0.906">
                <text:p>0.906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1.235">
                <text:p>1.235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1.361">
                <text:p>1.361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1.348">
                <text:p>1.348</text:p>
              </table:table-cell>
              <table:table-cell office:value-type="float" office:value="0.156">
                <text:p>0.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Lation" style:font-style-name="Regular"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400'.A1:'400'.C7" chart:data-source-has-labels="both" svg:x="1.634cm" svg:y="0.18cm" svg:width="14.046cm" svg:height="7.645cm">
          <chartooo:coordinate-region svg:x="2.414cm" svg:y="0.392cm" svg:width="13.266cm" svg:height="6.68cm"/>
          <chart:axis chart:dimension="x" chart:name="primary-x" chart:style-name="ch4" chartooo:axis-type="auto">
            <chartooo:date-scale/>
            <chart:categories table:cell-range-address="'400'.A2:'4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400'.B2:'400'.B7" chart:label-cell-address="'400'.B1:'400'.B1" chart:class="chart:bar">
            <chart:data-point chart:repeated="5"/>
            <chart:data-point chart:style-name="ch9"/>
          </chart:series>
          <chart:series chart:style-name="ch10" chart:values-cell-range-address="'400'.C2:'400'.C7" chart:label-cell-address="'400'.C1:'400'.C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400'.B1:'400'.B1</svg:desc>
                </draw:g>
              </table:table-cell>
              <table:table-cell office:value-type="string">
                <text:p>Merge</text:p>
                <draw:g>
                  <svg:desc>'400'.C1:'4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400'.A2:'400'.A7</svg:desc>
                </draw:g>
              </table:table-cell>
              <table:table-cell office:value-type="float" office:value="2.367">
                <text:p>2.367</text:p>
                <draw:g>
                  <svg:desc>'400'.B2:'400'.B7</svg:desc>
                </draw:g>
              </table:table-cell>
              <table:table-cell office:value-type="float" office:value="0.554">
                <text:p>0.554</text:p>
                <draw:g>
                  <svg:desc>'400'.C2:'4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2.133">
                <text:p>2.133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2.339">
                <text:p>2.339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2.592">
                <text:p>2.592</text:p>
              </table:table-cell>
              <table:table-cell office:value-type="float" office:value="2.938">
                <text:p>2.938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4.099">
                <text:p>4.099</text:p>
              </table:table-cell>
              <table:table-cell office:value-type="float" office:value="3.438">
                <text:p>3.438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4.544">
                <text:p>4.544</text:p>
              </table:table-cell>
              <table:table-cell office:value-type="float" office:value="0.277">
                <text:p>0.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800'.A1:'800'.C7" chart:data-source-has-labels="both" svg:x="1.634cm" svg:y="0.18cm" svg:width="14.046cm" svg:height="7.645cm">
          <chartooo:coordinate-region svg:x="2.626cm" svg:y="0.393cm" svg:width="13.054cm" svg:height="6.679cm"/>
          <chart:axis chart:dimension="x" chart:name="primary-x" chart:style-name="ch4" chartooo:axis-type="auto">
            <chartooo:date-scale/>
            <chart:categories table:cell-range-address="'800'.A2:'8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800'.B2:'800'.B7" chart:label-cell-address="'800'.B1:'800'.B1" chart:class="chart:bar">
            <chart:data-point chart:repeated="6"/>
          </chart:series>
          <chart:series chart:style-name="ch9" chart:values-cell-range-address="'800'.C2:'800'.C7" chart:label-cell-address="'800'.C1:'800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800'.B1:'800'.B1</svg:desc>
                </draw:g>
              </table:table-cell>
              <table:table-cell office:value-type="string">
                <text:p>Merge</text:p>
                <draw:g>
                  <svg:desc>'800'.C1:'8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800'.A2:'800'.A7</svg:desc>
                </draw:g>
              </table:table-cell>
              <table:table-cell office:value-type="float" office:value="9.081">
                <text:p>9.081</text:p>
                <draw:g>
                  <svg:desc>'800'.B2:'800'.B7</svg:desc>
                </draw:g>
              </table:table-cell>
              <table:table-cell office:value-type="float" office:value="0.898">
                <text:p>0.898</text:p>
                <draw:g>
                  <svg:desc>'800'.C2:'8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9.283">
                <text:p>9.283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8.058">
                <text:p>8.058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8.131">
                <text:p>8.131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9.621">
                <text:p>9.621</text:p>
              </table:table-cell>
              <table:table-cell office:value-type="float" office:value="8.007">
                <text:p>8.007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16.314">
                <text:p>16.314</text:p>
              </table:table-cell>
              <table:table-cell office:value-type="float" office:value="0.482">
                <text:p>0.4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Roman'" style:font-style-name="10 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8" style:family="chart" style:data-style-name="N124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family="'Latin Modern Math'" style:font-style-name="Regular" fo:font-size="10pt" style:font-size-asian="10pt" style:font-size-complex="10pt"/>
    </style:style>
    <style:style style:name="ch9" style:family="chart" style:data-style-name="N124">
      <style:chart-properties loext:label-stroke-color="#3465a4" chart:link-data-style-to-source="true" chart:data-label-number="value" chart:data-label-text="false" chart:data-label-symbol="false" chart:label-position="near-origin"/>
      <style:graphic-properties draw:stroke="none" draw:fill-color="#ff420e" dr3d:edge-rounding="5%"/>
      <style:text-properties fo:font-family="'Latin Modern Math'" style:font-style-name="Regular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6.122cm" svg:y="8.189cm" style:legend-expansion="wide" chart:style-name="ch2"/>
        <chart:plot-area chart:style-name="ch3" table:cell-range-address="'1600'.A1:'1600'.C7" chart:data-source-has-labels="both" svg:x="1.634cm" svg:y="0.18cm" svg:width="14.046cm" svg:height="7.645cm">
          <chartooo:coordinate-region svg:x="2.626cm" svg:y="0.393cm" svg:width="13.054cm" svg:height="6.679cm"/>
          <chart:axis chart:dimension="x" chart:name="primary-x" chart:style-name="ch4" chartooo:axis-type="auto">
            <chartooo:date-scale/>
            <chart:categories table:cell-range-address="'1600'.A2:'1600'.A7"/>
            <chart:grid chart:style-name="ch5" chart:class="major"/>
          </chart:axis>
          <chart:axis chart:dimension="y" chart:name="primary-y" chart:style-name="ch6">
            <chart:title svg:x="0.451cm" svg:y="6.433cm" chart:style-name="ch7">
              <text:p>Tempo em milissegundos</text:p>
            </chart:title>
            <chart:grid chart:style-name="ch5" chart:class="major"/>
          </chart:axis>
          <chart:series chart:style-name="ch8" chart:values-cell-range-address="'1600'.B2:'1600'.B7" chart:label-cell-address="'1600'.B1:'1600'.B1" chart:class="chart:bar">
            <chart:data-point chart:repeated="6"/>
          </chart:series>
          <chart:series chart:style-name="ch9" chart:values-cell-range-address="'1600'.C2:'1600'.C7" chart:label-cell-address="'1600'.C1:'1600'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'1600'.B1:'1600'.B1</svg:desc>
                </draw:g>
              </table:table-cell>
              <table:table-cell office:value-type="string">
                <text:p>Merge</text:p>
                <draw:g>
                  <svg:desc>'1600'.C1:'160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s #2</text:p>
                <draw:g>
                  <svg:desc>'1600'.A2:'1600'.A7</svg:desc>
                </draw:g>
              </table:table-cell>
              <table:table-cell office:value-type="float" office:value="32.029">
                <text:p>32.029</text:p>
                <draw:g>
                  <svg:desc>'1600'.B2:'1600'.B7</svg:desc>
                </draw:g>
              </table:table-cell>
              <table:table-cell office:value-type="float" office:value="1.391">
                <text:p>1.391</text:p>
                <draw:g>
                  <svg:desc>'1600'.C2:'1600'.C7</svg:desc>
                </draw:g>
              </table:table-cell>
            </table:table-row>
            <table:table-row>
              <table:table-cell office:value-type="string">
                <text:p>Threads #4</text:p>
              </table:table-cell>
              <table:table-cell office:value-type="float" office:value="32.254">
                <text:p>32.254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>Threads #8</text:p>
              </table:table-cell>
              <table:table-cell office:value-type="float" office:value="33.471">
                <text:p>33.471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Threads #16</text:p>
              </table:table-cell>
              <table:table-cell office:value-type="float" office:value="30.58">
                <text:p>30.58</text:p>
              </table:table-cell>
              <table:table-cell office:value-type="float" office:value="2.559">
                <text:p>2.559</text:p>
              </table:table-cell>
            </table:table-row>
            <table:table-row>
              <table:table-cell office:value-type="string">
                <text:p>Threads #32</text:p>
              </table:table-cell>
              <table:table-cell office:value-type="float" office:value="33.439">
                <text:p>33.439</text:p>
              </table:table-cell>
              <table:table-cell office:value-type="float" office:value="5.885">
                <text:p>5.885</text:p>
              </table:table-cell>
            </table:table-row>
            <table:table-row>
              <table:table-cell office:value-type="string">
                <text:p>Serial</text:p>
              </table:table-cell>
              <table:table-cell office:value-type="float" office:value="62.586">
                <text:p>62.586</text:p>
              </table:table-cell>
              <table:table-cell office:value-type="float" office:value="0.802">
                <text:p>0.8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 number:title="Definido pelo usuário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Latin Modern Roman'" style:font-style-name="10 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200" chart:maximum="16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atin Modern Roman'" style:font-style-name="10 Regular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family="'Latin Modern Math'" style:font-style-name="Regular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atin Modern Roman'" style:font-style-name="10 Regular" fo:font-size="12pt" style:font-size-asian="9pt" style:font-size-complex="9pt"/>
    </style:style>
    <style:style style:name="ch9" style:family="chart">
      <style:graphic-properties svg:stroke-color="#dddddd"/>
    </style:style>
    <style:style style:name="ch10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2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2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2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106cm" svg:height="9.81cm" xlink:href=".." xlink:type="simple" chart:class="chart:scatter" chart:row-mapping="0 1 2 3 4 5" chart:style-name="ch1">
        <chart:legend chart:legend-position="bottom" svg:x="0.964cm" svg:y="9.105cm" style:legend-expansion="wide" chart:style-name="ch2"/>
        <chart:plot-area chart:style-name="ch3" table:cell-range-address="total.A1:total.E7" chart:data-source-has-labels="both" svg:x="1.696cm" svg:y="0.196cm" svg:width="17.028cm" svg:height="7.245cm">
          <chartooo:coordinate-region svg:x="2.9cm" svg:y="0.408cm" svg:width="15.399cm" svg:height="6.36cm"/>
          <chart:axis chart:dimension="x" chart:name="primary-x" chart:style-name="ch4" chartooo:axis-type="auto">
            <chart:title svg:x="8.612cm" svg:y="7.638cm" chart:style-name="ch5">
              <text:p>Elementos (x32)</text:p>
            </chart:title>
            <chart:categories table:cell-range-address="total.B1:total.E1"/>
            <chart:grid chart:style-name="ch6" chart:class="major"/>
          </chart:axis>
          <chart:axis chart:dimension="y" chart:name="primary-y" chart:style-name="ch7">
            <chart:title svg:x="0.451cm" svg:y="6.249cm" chart:style-name="ch8">
              <text:p>Tempo em milissegundos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total.B2:total.E2" chart:label-cell-address="total.A2:total.A2" chart:class="chart:scatter">
            <chart:domain table:cell-range-address="total.B1:total.E1"/>
            <chart:data-point chart:repeated="4"/>
          </chart:series>
          <chart:series chart:style-name="ch11" chart:values-cell-range-address="total.B3:total.E3" chart:label-cell-address="total.A3:total.A3" chart:class="chart:scatter">
            <chart:data-point chart:repeated="4"/>
          </chart:series>
          <chart:series chart:style-name="ch12" chart:values-cell-range-address="total.B4:total.E4" chart:label-cell-address="total.A4:total.A4" chart:class="chart:scatter">
            <chart:data-point chart:repeated="4"/>
          </chart:series>
          <chart:series chart:style-name="ch13" chart:values-cell-range-address="total.B5:total.E5" chart:label-cell-address="total.A5:total.A5" chart:class="chart:scatter">
            <chart:data-point chart:repeated="4"/>
          </chart:series>
          <chart:series chart:style-name="ch14" chart:values-cell-range-address="total.B6:total.E6" chart:label-cell-address="total.A6:total.A6" chart:class="chart:scatter">
            <chart:data-point chart:repeated="4"/>
          </chart:series>
          <chart:series chart:style-name="ch15" chart:values-cell-range-address="total.B7:total.E7" chart:label-cell-address="total.A7:total.A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</table:table-header-rows>
          <table:table-rows>
            <table:table-row>
              <table:table-cell office:value-type="string">
                <text:p>Linha 1</text:p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total.B1:total.E1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Threads #2</text:p>
                <draw:g>
                  <svg:desc>total.A2:total.A2</svg:desc>
                </draw:g>
              </table:table-cell>
              <table:table-cell office:value-type="float" office:value="1.222">
                <text:p>1.222</text:p>
                <draw:g>
                  <svg:desc>total.B2:total.E2</svg:desc>
                </draw:g>
              </table:table-cell>
              <table:table-cell office:value-type="float" office:value="2.921">
                <text:p>2.921</text:p>
              </table:table-cell>
              <table:table-cell office:value-type="float" office:value="9.979">
                <text:p>9.979</text:p>
              </table:table-cell>
              <table:table-cell office:value-type="float" office:value="33.42">
                <text:p>33.42</text:p>
              </table:table-cell>
            </table:table-row>
            <table:table-row>
              <table:table-cell office:value-type="string">
                <text:p>Threads #4</text:p>
                <draw:g>
                  <svg:desc>total.A3:total.A3</svg:desc>
                </draw:g>
              </table:table-cell>
              <table:table-cell office:value-type="float" office:value="1.096">
                <text:p>1.096</text:p>
                <draw:g>
                  <svg:desc>total.B3:total.E3</svg:desc>
                </draw:g>
              </table:table-cell>
              <table:table-cell office:value-type="float" office:value="2.635">
                <text:p>2.635</text:p>
              </table:table-cell>
              <table:table-cell office:value-type="float" office:value="10.105">
                <text:p>10.105</text:p>
              </table:table-cell>
              <table:table-cell office:value-type="float" office:value="33.597">
                <text:p>33.597</text:p>
              </table:table-cell>
            </table:table-row>
            <table:table-row>
              <table:table-cell office:value-type="string">
                <text:p>Threads #8</text:p>
                <draw:g>
                  <svg:desc>total.A4:total.A4</svg:desc>
                </draw:g>
              </table:table-cell>
              <table:table-cell office:value-type="float" office:value="4.565">
                <text:p>4.565</text:p>
                <draw:g>
                  <svg:desc>total.B4:total.E4</svg:desc>
                </draw:g>
              </table:table-cell>
              <table:table-cell office:value-type="float" office:value="2.945">
                <text:p>2.945</text:p>
              </table:table-cell>
              <table:table-cell office:value-type="float" office:value="9.788">
                <text:p>9.788</text:p>
              </table:table-cell>
              <table:table-cell office:value-type="float" office:value="36.123">
                <text:p>36.123</text:p>
              </table:table-cell>
            </table:table-row>
            <table:table-row>
              <table:table-cell office:value-type="string">
                <text:p>Threads #16</text:p>
                <draw:g>
                  <svg:desc>total.A5:total.A5</svg:desc>
                </draw:g>
              </table:table-cell>
              <table:table-cell office:value-type="float" office:value="5.04">
                <text:p>5.04</text:p>
                <draw:g>
                  <svg:desc>total.B5:total.E5</svg:desc>
                </draw:g>
              </table:table-cell>
              <table:table-cell office:value-type="float" office:value="5.53">
                <text:p>5.53</text:p>
              </table:table-cell>
              <table:table-cell office:value-type="float" office:value="9.324">
                <text:p>9.324</text:p>
              </table:table-cell>
              <table:table-cell office:value-type="float" office:value="33.139">
                <text:p>33.139</text:p>
              </table:table-cell>
            </table:table-row>
            <table:table-row>
              <table:table-cell office:value-type="string">
                <text:p>Threads #32</text:p>
                <draw:g>
                  <svg:desc>total.A6:total.A6</svg:desc>
                </draw:g>
              </table:table-cell>
              <table:table-cell office:value-type="float" office:value="4.403">
                <text:p>4.403</text:p>
                <draw:g>
                  <svg:desc>total.B6:total.E6</svg:desc>
                </draw:g>
              </table:table-cell>
              <table:table-cell office:value-type="float" office:value="7.537">
                <text:p>7.537</text:p>
              </table:table-cell>
              <table:table-cell office:value-type="float" office:value="17.628">
                <text:p>17.628</text:p>
              </table:table-cell>
              <table:table-cell office:value-type="float" office:value="39.324">
                <text:p>39.324</text:p>
              </table:table-cell>
            </table:table-row>
            <table:table-row>
              <table:table-cell office:value-type="string">
                <text:p>Serial</text:p>
                <draw:g>
                  <svg:desc>total.A7:total.A7</svg:desc>
                </draw:g>
              </table:table-cell>
              <table:table-cell office:value-type="float" office:value="1.504">
                <text:p>1.504</text:p>
                <draw:g>
                  <svg:desc>total.B7:total.E7</svg:desc>
                </draw:g>
              </table:table-cell>
              <table:table-cell office:value-type="float" office:value="4.842">
                <text:p>4.842</text:p>
              </table:table-cell>
              <table:table-cell office:value-type="float" office:value="16.796">
                <text:p>16.796</text:p>
              </table:table-cell>
              <table:table-cell office:value-type="float" office:value="63.388">
                <text:p>63.3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